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5.56mm"/>
    </style:style>
    <style:style style:name="co2" style:family="table-column">
      <style:table-column-properties fo:break-before="auto" style:column-width="5.4mm"/>
    </style:style>
    <style:style style:name="co3" style:family="table-column">
      <style:table-column-properties fo:break-before="auto" style:column-width="14.25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10.48mm"/>
    </style:style>
    <style:style style:name="co6" style:family="table-column">
      <style:table-column-properties fo:break-before="auto" style:column-width="59.99mm"/>
    </style:style>
    <style:style style:name="co7" style:family="table-column">
      <style:table-column-properties fo:break-before="auto" style:column-width="13.92mm"/>
    </style:style>
    <style:style style:name="co8" style:family="table-column">
      <style:table-column-properties fo:break-before="auto" style:column-width="14.09mm"/>
    </style:style>
    <style:style style:name="co9" style:family="table-column">
      <style:table-column-properties fo:break-before="auto" style:column-width="96.3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7.58mm" fo:break-before="auto" style:use-optimal-row-height="true"/>
    </style:style>
    <style:style style:name="ro3" style:family="table-row">
      <style:table-row-properties style:row-height="4.82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9.3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10.85mm" fo:break-before="auto" style:use-optimal-row-height="true"/>
    </style:style>
    <style:style style:name="ro9" style:family="table-row">
      <style:table-row-properties style:row-height="15.33mm" fo:break-before="auto" style:use-optimal-row-height="true"/>
    </style:style>
    <style:style style:name="ro10" style:family="table-row">
      <style:table-row-properties style:row-height="14.99mm" fo:break-before="auto" style:use-optimal-row-height="true"/>
    </style:style>
    <style:style style:name="ro11" style:family="table-row">
      <style:table-row-properties style:row-height="27.06mm" fo:break-before="auto" style:use-optimal-row-height="true"/>
    </style:style>
    <style:style style:name="ro12" style:family="table-row">
      <style:table-row-properties style:row-height="6.07mm" fo:break-before="auto" style:use-optimal-row-height="true"/>
    </style:style>
    <style:style style:name="ro13" style:family="table-row">
      <style:table-row-properties style:row-height="7.2mm" fo:break-before="auto" style:use-optimal-row-height="true"/>
    </style:style>
    <style:style style:name="ro14" style:family="table-row">
      <style:table-row-properties style:row-height="12.07mm" fo:break-before="auto" style:use-optimal-row-height="true"/>
    </style:style>
    <style:style style:name="ro15" style:family="table-row">
      <style:table-row-properties style:row-height="12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cccc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cccc" fo:font-size="8pt" style:font-size-asian="8pt" style:font-size-complex="8pt"/>
    </style:style>
    <style:style style:name="ce6" style:family="table-cell" style:parent-style-name="Default" style:data-style-name="N111">
      <style:table-cell-properties style:text-align-source="fix" style:repeat-content="false" fo:background-color="transparent" fo:wrap-option="no-wrap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11">
      <style:table-cell-properties fo:background-color="transparent" fo:wrap-option="wrap"/>
    </style:style>
    <style:style style:name="ce8" style:family="table-cell" style:parent-style-name="Default" style:data-style-name="N111">
      <style:table-cell-properties fo:background-color="transparent" fo:wrap-option="wrap"/>
      <style:text-properties fo:color="#cccccc" style:font-name="Liberation Sans" style:font-name-asian="Liberation Sans1" style:font-name-complex="Liberation Sans1"/>
    </style:style>
    <style:style style:name="ce9" style:family="table-cell" style:parent-style-name="Default" style:data-style-name="N111">
      <style:table-cell-properties fo:background-color="transparent" fo:wrap-option="wrap"/>
      <style:text-properties style:use-window-font-color="true"/>
    </style:style>
    <style:style style:name="ce10" style:family="table-cell" style:parent-style-name="Default" style:data-style-name="N111">
      <style:table-cell-properties fo:background-color="transparent" fo:wrap-option="wrap"/>
      <style:text-properties fo:color="#cccccc"/>
    </style:style>
    <style:style style:name="ce1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cccccc"/>
    </style:style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ackground-color="transparent" fo:wrap-option="no-wrap" fo:padding-bottom="0.35mm" fo:padding-left="5.34mm" fo:padding-right="5.34mm" fo:padding-top="0.35mm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style:font-name="Liberation Mono" fo:font-size="7pt" style:font-size-asian="7pt" style:font-size-complex="7pt"/>
    </style:style>
    <style:style style:name="ce17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fo:color="#cccccc" style:font-name="Liberation Sans" fo:font-size="7pt" style:font-size-asian="7pt" style:font-size-complex="7pt"/>
    </style:style>
    <style:style style:name="ce18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style:use-window-font-color="true" style:font-name="Liberation Mono" fo:font-size="7pt" style:font-size-asian="7pt" style:font-size-complex="7pt"/>
    </style:style>
    <style:style style:name="ce19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fo:color="#cccccc" style:font-name="Liberation Mono" fo:font-size="7pt" style:font-size-asian="7pt" style:font-size-complex="7pt"/>
    </style:style>
    <style:style style:name="ce20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fo:color="#000000" style:font-name="Liberation Mono"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ackground-color="transparent" fo:wrap-option="no-wrap" fo:padding-bottom="0.35mm" fo:padding-left="5.34mm" fo:padding-right="5.34mm" fo:padding-top="0.35mm" style:vertical-align="automatic"/>
      <style:paragraph-properties fo:text-align="end" fo:margin-left="0mm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wrap-option="wrap" fo:padding-bottom="0.35mm" fo:padding-left="5.34mm" fo:padding-right="5.34mm" fo:padding-top="0.35mm" style:vertical-align="middle"/>
      <style:paragraph-properties fo:text-align="end" fo:margin-left="0mm"/>
      <style:text-properties style:font-name="Liberation Mono"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color="#cccccc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ackground-color="transparent" fo:wrap-option="wrap" fo:padding-bottom="0.35mm" fo:padding-left="5.34mm" fo:padding-right="5.34mm" fo:padding-top="0.35mm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style:font-name="Liberation Mono" fo:font-size="7pt" style:font-name-asian="Liberation Sans1" style:font-size-asian="7pt" style:font-name-complex="Liberation Sans1" style:font-size-complex="7pt"/>
    </style:style>
    <style:style style:name="ce27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style:font-name="Liberation Sans"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fo:background-color="transparent" fo:wrap-option="no-wrap" fo:padding-bottom="0.35mm" fo:padding-left="5.34mm" fo:padding-right="5.34mm" fo:padding-top="0.35mm" style:vertical-align="automatic"/>
      <style:paragraph-properties fo:text-align="center" fo:margin-left="0mm"/>
      <style:text-properties style:font-name="Liberation Sans" fo:font-size="10pt" style:font-size-asian="10pt" style:font-size-complex="10pt"/>
    </style:style>
  </office:automatic-styles>
  <office:body>
    <office:spreadsheet>
      <table:table table:name="Nalezené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6"/>
        <table:table-column table:style-name="co7" table:default-cell-style-name="ce23"/>
        <table:table-column table:style-name="co8" table:default-cell-style-name="ce23"/>
        <table:table-column table:style-name="co9" table:default-cell-style-name="ce21"/>
        <table:table-column table:style-name="co10" table:number-columns-repeated="1013" table:default-cell-style-name="ce12"/>
        <table:table-row table:style-name="ro1"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wi</text:p>
          </table:table-cell>
          <table:table-cell table:style-name="ce6" office:value-type="string" calcext:value-type="string">
            <text:p>Procenta</text:p>
          </table:table-cell>
          <table:table-cell table:style-name="ce11" office:value-type="string" calcext:value-type="string">
            <text:p>Četnost</text:p>
          </table:table-cell>
          <table:table-cell table:style-name="ce11" office:value-type="string" calcext:value-type="string">
            <text:p>Délka</text:p>
          </table:table-cell>
          <table:table-cell table:style-name="ce15" office:value-type="string" calcext:value-type="string">
            <text:p>Původní</text:p>
          </table:table-cell>
          <table:table-cell table:style-name="ce15" office:value-type="string" calcext:value-type="string">
            <text:p>Optimální</text:p>
          </table:table-cell>
          <table:table-cell table:number-columns-repeated="2" table:style-name="ce22" office:value-type="string" calcext:value-type="string">
            <text:p>B</text:p>
          </table:table-cell>
          <table:table-cell table:style-name="ce11" office:value-type="string" calcext:value-type="string">
            <text:p>Poznámka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8" office:value-type="float" office:value="0.0554" calcext:value-type="float">
            <text:p>0,055</text:p>
          </table:table-cell>
          <table:table-cell table:style-name="ce13" office:value-type="float" office:value="51495" calcext:value-type="float">
            <text:p>51495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LABEL(0); RETURN;</text:p>
          </table:table-cell>
          <table:table-cell table:style-name="ce17" office:value-type="string" calcext:value-type="string">
            <text:p>RETURN;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string" calcext:value-type="string">
            <text:p>Nepodmíněný skok na return lze nahradit za return. Podmíněné skoky a swiche nahradit nelze. Bude dále prozkoumáno.</text:p>
          </table:table-cell>
          <table:table-cell table:style-name="ce13"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12079" calcext:value-type="float">
            <text:p>0,121</text:p>
          </table:table-cell>
          <table:table-cell table:style-name="ce14" office:value-type="float" office:value="112280" calcext:value-type="float">
            <text:p>112280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STORE VAR(0); LOAD VAR(0); </text:p>
          </table:table-cell>
          <table:table-cell office:value-type="string" calcext:value-type="string">
            <text:p>DUP; STORE VAR(0)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áhrada má žádný nebo nějaký efekt. Optimalizovat!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10" office:value-type="float" office:value="0.05088" calcext:value-type="float">
            <text:p>0,051</text:p>
          </table:table-cell>
          <table:table-cell table:style-name="ce13" office:value-type="float" office:value="47294" calcext:value-type="float">
            <text:p>47294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STORE VAR(0); LABEL(0); LOAD VAR(0); </text:p>
          </table:table-cell>
          <table:table-cell table:style-name="ce19" office:value-type="string" calcext:value-type="string">
            <text:p>DUP; STORE VAR(0); LABEL(0)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Bez dalších informací nelze optimalizovat.</text:p>
          </table:table-cell>
          <table:table-cell table:style-name="ce13" table:number-columns-repeated="1013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10" office:value-type="float" office:value="0.01264" calcext:value-type="float">
            <text:p>0,013</text:p>
          </table:table-cell>
          <table:table-cell table:style-name="ce13" office:value-type="float" office:value="11747" calcext:value-type="float">
            <text:p>11747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STORE VAR(0); LOAD VAR(1); LOAD VAR(0); </text:p>
          </table:table-cell>
          <table:table-cell table:style-name="ce19" office:value-type="string" calcext:value-type="string">
            <text:p>DUP; STORE VAR(0); LOAD VAR(1); SWAP;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Nelze optimalizovat.</text:p>
          </table:table-cell>
          <table:table-cell table:style-name="ce13" table:number-columns-repeated="101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10" office:value-type="float" office:value="0.0019" calcext:value-type="float">
            <text:p>0,002</text:p>
          </table:table-cell>
          <table:table-cell table:style-name="ce13" office:value-type="float" office:value="1763" calcext:value-type="float">
            <text:p>176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LOAD VAR(0); LOAD VAR(1); LOAD VAR(0); </text:p>
          </table:table-cell>
          <table:table-cell table:style-name="ce19"/>
          <table:table-cell table:number-columns-repeated="2"/>
          <table:table-cell table:style-name="ce24" office:value-type="string" calcext:value-type="string">
            <text:p>Lze upravit pomocí duplikace, záleží na typu proměnných. Bude dále prozkoumáno.</text:p>
          </table:table-cell>
          <table:table-cell table:style-name="ce13"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542" calcext:value-type="float">
            <text:p>0,005</text:p>
          </table:table-cell>
          <table:table-cell table:style-name="ce14" office:value-type="float" office:value="5042" calcext:value-type="float">
            <text:p>5042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CONST I(0); CONST I(0); </text:p>
          </table:table-cell>
          <table:table-cell office:value-type="string" calcext:value-type="string">
            <text:p>CONST I(0); DUP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kace, lze použít pro všechny kombinace hodnot.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525" calcext:value-type="float">
            <text:p>0,005</text:p>
          </table:table-cell>
          <table:table-cell table:style-name="ce14" office:value-type="float" office:value="4880" calcext:value-type="float">
            <text:p>4880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LOAD VAR(0); LOAD VAR(0); </text:p>
          </table:table-cell>
          <table:table-cell office:value-type="string" calcext:value-type="string">
            <text:p>LOAD VAR(0); DUP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plikace.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165" calcext:value-type="float">
            <text:p>0,002</text:p>
          </table:table-cell>
          <table:table-cell table:style-name="ce14" office:value-type="float" office:value="1536" calcext:value-type="float">
            <text:p>1536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CHECKCAST ARRAY(0); CHECKCAST ARRAY(0); </text:p>
          </table:table-cell>
          <table:table-cell table:style-name="ce18" office:value-type="string" calcext:value-type="string">
            <text:p>CHECKCAST ARRAY(0)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vojitý checkcast na stejný typ.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033" calcext:value-type="float">
            <text:p>0,000</text:p>
          </table:table-cell>
          <table:table-cell table:style-name="ce14" office:value-type="float" office:value="305" calcext:value-type="float">
            <text:p>305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CHECKCAST OBJECT(0); CHECKCAST OBJECT(0); </text:p>
          </table:table-cell>
          <table:table-cell table:style-name="ce18" office:value-type="string" calcext:value-type="string">
            <text:p>CHECKCAST OBJECT(0)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vojitý checkcast na stejný typ.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131" calcext:value-type="float">
            <text:p>0,001</text:p>
          </table:table-cell>
          <table:table-cell table:style-name="ce14" office:value-type="float" office:value="1214" calcext:value-type="float">
            <text:p>1214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PUTSTATIC OBJECT(0) FIELD(0); GETSTATIC OBJECT(0) FIELD(0); </text:p>
          </table:table-cell>
          <table:table-cell table:style-name="ce18" office:value-type="string" calcext:value-type="string">
            <text:p>DUP; PUTSTATIC OBJECT(0) FIELD(0)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ložení hodnoty a opětovné načtení.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09" calcext:value-type="float">
            <text:p>0,001</text:p>
          </table:table-cell>
          <table:table-cell table:style-name="ce14" office:value-type="float" office:value="841" calcext:value-type="float">
            <text:p>841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GOTO LABEL(0); LABEL(0); 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podmíněný skok na bezprostředně následující instrukci,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077" calcext:value-type="float">
            <text:p>0,001</text:p>
          </table:table-cell>
          <table:table-cell table:style-name="ce14" office:value-type="float" office:value="718" calcext:value-type="float">
            <text:p>718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CONST S(0); CONST S(0); </text:p>
          </table:table-cell>
          <table:table-cell table:style-name="ce18" office:value-type="string" calcext:value-type="string">
            <text:p>CONST S(0); DUP;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kace řetězcové konstanty.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18" calcext:value-type="float">
            <text:p>0,002</text:p>
          </table:table-cell>
          <table:table-cell table:style-name="ce14" office:value-type="float" office:value="1671" calcext:value-type="float">
            <text:p>1671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STORE VAR(0); LOAD VAR(0); RETURN; </text:p>
          </table:table-cell>
          <table:table-cell table:style-name="ce18" office:value-type="string" calcext:value-type="string">
            <text:p>RETURN;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áci s proměnnými lze vynechat.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177" calcext:value-type="float">
            <text:p>0,002</text:p>
          </table:table-cell>
          <table:table-cell table:style-name="ce14" office:value-type="float" office:value="1643" calcext:value-type="float">
            <text:p>1643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STORE VAR(0); LOAD VAR(0); POP; </text:p>
          </table:table-cell>
          <table:table-cell table:style-name="ce18" office:value-type="string" calcext:value-type="string">
            <text:p>POP;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áci s proměnnými lze vynechat.</text:p>
          </table:table-cell>
          <table:table-cell table:number-columns-repeated="101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117" calcext:value-type="float">
            <text:p>0,012</text:p>
          </table:table-cell>
          <table:table-cell table:style-name="ce14" office:value-type="float" office:value="10876" calcext:value-type="float">
            <text:p>10876</text:p>
          </table:table-cell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LOAD PAR(0); CONST I(0); CONST S(0); ASTORE; LOAD PAR(0); CONST I(1); CONST S(1); ASTORE; 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Lze optimalizovat inicializaci pole?</text:p>
          </table:table-cell>
          <table:table-cell table:number-columns-repeated="101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673" calcext:value-type="float">
            <text:p>0,007</text:p>
          </table:table-cell>
          <table:table-cell table:style-name="ce14" office:value-type="float" office:value="6260" calcext:value-type="float">
            <text:p>6260</text:p>
          </table:table-cell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ASTORE; DUP; CONST I(0); CONST D(0); ASTORE; DUP; CONST I(1); CONST D(0); 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Lze optimalizovat inicializaci pole?</text:p>
          </table:table-cell>
          <table:table-cell table:number-columns-repeated="101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0.00668" calcext:value-type="float">
            <text:p>0,007</text:p>
          </table:table-cell>
          <table:table-cell table:style-name="ce14" office:value-type="float" office:value="6214" calcext:value-type="float">
            <text:p>6214</text:p>
          </table:table-cell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CONST I(0); CONST D(0); ASTORE; DUP; CONST I(1); CONST D(0); ASTORE; DUP; 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Lze optimalizovat inicializaci pole?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7632" calcext:value-type="float">
            <text:p>0,076</text:p>
          </table:table-cell>
          <table:table-cell office:value-type="float" office:value="39317" calcext:value-type="float">
            <text:p>39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; END; 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Metoda bez těla. V některých případech ji lze smazat a stejně tak každé volání této metody.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5182" calcext:value-type="float">
            <text:p>0,052</text:p>
          </table:table-cell>
          <table:table-cell office:value-type="float" office:value="26694" calcext:value-type="float">
            <text:p>26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this; LOAD this; </text:p>
          </table:table-cell>
          <table:table-cell office:value-type="string" calcext:value-type="string">
            <text:p>LOAD this; DU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ednobajtové operace, ok.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1732" calcext:value-type="float">
            <text:p>0,017</text:p>
          </table:table-cell>
          <table:table-cell office:value-type="float" office:value="8924" calcext:value-type="float">
            <text:p>8924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BEGIN; LOAD VAR; </text:p>
          </table:table-cell>
          <table:table-cell office:value-type="string" calcext:value-type="string">
            <text:p>!!!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divné, proměnná není inicializovaná.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361" calcext:value-type="float">
            <text:p>0,004</text:p>
          </table:table-cell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null; CONST null; </text:p>
          </table:table-cell>
          <table:table-cell office:value-type="string" calcext:value-type="string">
            <text:p>CONST null; DU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uplikace, ale jedná se o jednobajtové operace.</text:p>
          </table:table-cell>
          <table:table-cell table:number-columns-repeated="1013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2051" calcext:value-type="float">
            <text:p>0,021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SWAP;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lmi málo využívaná instrukce.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322" calcext:value-type="float">
            <text:p>0,003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OP; </text:p>
          </table:table-cell>
          <table:table-cell table:style-name="ce21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bytečná instrukce.</text:p>
          </table:table-cell>
          <table:table-cell table:number-columns-repeated="1013"/>
        </table:table-row>
        <table:table-row table:style-name="ro8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875" calcext:value-type="float">
            <text:p>0,009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OOKUPSWITCH LABEL(0) I I LABEL(1) LABEL(2); </text:p>
          </table:table-cell>
          <table:table-cell table:style-name="ce18" office:value-type="string" calcext:value-type="string">
            <text:p>DUP; CONST I; IF_ICMPEQ LABEL(1); DUP; CONST I; IF_ICMPEQ LABEL(2); GOTO LABEL(3); 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okupswitch:  1 + 3? + 4 +  4 + 8*(npairs) = 25 + 3?</text:p>
            <text:p>If min: (1+1+3)*npairs + 1 = 11</text:p>
            <text:p>If max: (1+3+3)*npairs + 1 = 15</text:p>
          </table:table-cell>
          <table:table-cell table:number-columns-repeated="1013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489" calcext:value-type="float">
            <text:p>0,005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OOKUPSWITCH LABEL(0) I LABEL(1); </text:p>
          </table:table-cell>
          <table:table-cell table:style-name="ce21"/>
          <table:table-cell table:number-columns-repeated="1016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392" calcext:value-type="float">
            <text:p>0,004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ABLESWITCH I I LABEL(0) LABEL(1) LABEL(2) LABEL(3); </text:p>
          </table:table-cell>
          <table:table-cell table:style-name="ce21"/>
          <table:table-cell table:number-columns-repeated="101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133" calcext:value-type="float">
            <text:p>0,00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ABLESWITCH I I LABEL(0) LABEL(1); </text:p>
          </table:table-cell>
          <table:table-cell table:style-name="ce21"/>
          <table:table-cell table:number-columns-repeated="1016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74" calcext:value-type="float">
            <text:p>0,00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UPSWITCH LABEL(0) I I LABEL(1) LABEL(1); </text:p>
          </table:table-cell>
          <table:table-cell table:style-name="ce21"/>
          <table:table-cell table:number-columns-repeated="1016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35" calcext:value-type="float">
            <text:p>0,0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SWITCH I I LABEL(0) LABEL(1) LABEL(1) LABEL(1); </text:p>
          </table:table-cell>
          <table:table-cell table:style-name="ce21"/>
          <table:table-cell table:number-columns-repeated="1016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29" calcext:value-type="float">
            <text:p>0,0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UPSWITCH LABEL(0) I I I LABEL(1) LABEL(1) LABEL(1); </text:p>
          </table:table-cell>
          <table:table-cell table:style-name="ce21"/>
          <table:table-cell table:number-columns-repeated="1016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23" calcext:value-type="float">
            <text:p>0,0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SWITCH I I LABEL(0) LABEL(1) LABEL(1) LABEL(1) LABEL(1); </text:p>
          </table:table-cell>
          <table:table-cell table:style-name="ce21"/>
          <table:table-cell table:number-columns-repeated="1016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2" calcext:value-type="float">
            <text:p>0,0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UPSWITCH LABEL(0) I I I I LABEL(1) LABEL(1) LABEL(1) LABEL(1); </text:p>
          </table:table-cell>
          <table:table-cell table:style-name="ce21"/>
          <table:table-cell table:number-columns-repeated="101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19" calcext:value-type="float">
            <text:p>0,0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OOKUPSWITCH LABEL(0); </text:p>
          </table:table-cell>
          <table:table-cell table:style-name="ce21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742" calcext:value-type="float">
            <text:p>0,074</text:p>
          </table:table-cell>
          <table:table-cell office:value-type="float" office:value="8375" calcext:value-type="float">
            <text:p>8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 S(""); </text:p>
          </table:table-cell>
          <table:table-cell table:number-columns-repeated="1017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91738" calcext:value-type="float">
            <text:p>0,917</text:p>
          </table:table-cell>
          <table:table-cell office:value-type="float" office:value="103549" calcext:value-type="float">
            <text:p>103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OKE OBJECT(java/lang/StringBuilder) METHOD(append,(Ljava/lang/String;)Ljava/lang/StringBuilder;); </text:p>
          </table:table-cell>
          <table:table-cell table:number-columns-repeated="3"/>
          <table:table-cell office:value-type="string" calcext:value-type="string">
            <text:p>Nejčastěji se volá metoda apend objektu StringBuilder.</text:p>
          </table:table-cell>
          <table:table-cell table:number-columns-repeated="1013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19288" calcext:value-type="float">
            <text:p>0,193</text:p>
          </table:table-cell>
          <table:table-cell office:value-type="float" office:value="21771" calcext:value-type="float">
            <text:p>21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OKE OBJECT(java/lang/StringBuffer) METHOD(append,(Ljava/lang/String;)Ljava/lang/StringBuffer;); </text:p>
          </table:table-cell>
          <table:table-cell table:number-columns-repeated="3"/>
          <table:table-cell office:value-type="string" calcext:value-type="string">
            <text:p>Metoda append vrací referenci na StringBuilder. Ideální je všechno naházet na zásobník a postupně zpracovávat apendama.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9" office:value-type="float" office:value="0.02863" calcext:value-type="float">
            <text:p>0,029</text:p>
          </table:table-cell>
          <table:table-cell table:style-name="ce14" office:value-type="float" office:value="14748" calcext:value-type="float">
            <text:p>14748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STORE VAR(4); LOAD VAR(4); </text:p>
          </table:table-cell>
          <table:table-cell table:number-columns-repeated="3"/>
          <table:table-cell office:value-type="string" calcext:value-type="string">
            <text:p>Tohle už není levná operace.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9" office:value-type="float" office:value="0.02426" calcext:value-type="float">
            <text:p>0,024</text:p>
          </table:table-cell>
          <table:table-cell table:style-name="ce14" office:value-type="float" office:value="12496" calcext:value-type="float">
            <text:p>12496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STORE VAR(5); LOAD VAR(5); </text:p>
          </table:table-cell>
          <table:table-cell table:number-columns-repeated="1017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9" office:value-type="float" office:value="0.01716" calcext:value-type="float">
            <text:p>0,017</text:p>
          </table:table-cell>
          <table:table-cell table:style-name="ce14" office:value-type="float" office:value="8841" calcext:value-type="float">
            <text:p>8841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INVOKE OBJECT(java/lang/StringBuilder) METHOD(append,(Ljava/lang/String;)Ljava/lang/StringBuilder;); POP; </text:p>
          </table:table-cell>
          <table:table-cell table:number-columns-repeated="3"/>
          <table:table-cell office:value-type="string" calcext:value-type="string">
            <text:p>Zahození reference na StringBuilder.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9" office:value-type="float" office:value="0.01563" calcext:value-type="float">
            <text:p>0,016</text:p>
          </table:table-cell>
          <table:table-cell table:style-name="ce14" office:value-type="float" office:value="8051" calcext:value-type="float">
            <text:p>8051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STORE VAR(6); LOAD VAR(6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9" office:value-type="float" office:value="0.01154" calcext:value-type="float">
            <text:p>0,012</text:p>
          </table:table-cell>
          <table:table-cell table:style-name="ce14" office:value-type="float" office:value="5946" calcext:value-type="float">
            <text:p>5946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STORE VAR(7); LOAD VAR(7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1249" calcext:value-type="float">
            <text:p>0,012</text:p>
          </table:table-cell>
          <table:table-cell office:value-type="float" office:value="6436" calcext:value-type="float">
            <text:p>64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 D(0.0); ASTORE; DUP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2674" calcext:value-type="float">
            <text:p>0,027</text:p>
          </table:table-cell>
          <table:table-cell office:value-type="float" office:value="13777" calcext:value-type="float">
            <text:p>13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TORE; DUP; CONST I(1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829" calcext:value-type="float">
            <text:p>0,008</text:p>
          </table:table-cell>
          <table:table-cell office:value-type="float" office:value="4268" calcext:value-type="float">
            <text:p>4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TORE; DUP; CONST I(3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1376" calcext:value-type="float">
            <text:p>0,014</text:p>
          </table:table-cell>
          <table:table-cell office:value-type="float" office:value="7088" calcext:value-type="float">
            <text:p>7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TORE; DUP; CONST I(2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9" office:value-type="float" office:value="0.01222" calcext:value-type="float">
            <text:p>0,012</text:p>
          </table:table-cell>
          <table:table-cell table:style-name="ce14" office:value-type="float" office:value="6297" calcext:value-type="float">
            <text:p>6297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BEGIN; LOAD VAR(2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344" calcext:value-type="float">
            <text:p>0,003</text:p>
          </table:table-cell>
          <table:table-cell office:value-type="float" office:value="1770" calcext:value-type="float">
            <text:p>1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; LOAD VAR(3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559" calcext:value-type="float">
            <text:p>0,006</text:p>
          </table:table-cell>
          <table:table-cell office:value-type="float" office:value="2880" calcext:value-type="float">
            <text:p>2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; CONST I(0); RETURN; END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439" calcext:value-type="float">
            <text:p>0,004</text:p>
          </table:table-cell>
          <table:table-cell office:value-type="float" office:value="2261" calcext:value-type="float">
            <text:p>22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; CONST I(1); RETURN; END; 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47" calcext:value-type="float">
            <text:p>0,000</text:p>
          </table:table-cell>
          <table:table-cell office:value-type="float" office:value="438" calcext:value-type="float">
            <text:p>4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O LABEL(0); LABEL(1); CONST I(0); LABEL(0); RETURN; LABEL(2); CONST I(0); RETURN; </text:p>
          </table:table-cell>
          <table:table-cell office:value-type="string" calcext:value-type="string">
            <text:p>RETURN; LABEL(1,2); CONST I(0); RETURN;</text:p>
          </table:table-cell>
          <table:table-cell table:number-columns-repeated="101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5" calcext:value-type="float">
            <text:p>0,000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TORE; DUP; CONST I(12); LOAD VAR(12); ASTORE; DUP; CONST I(13); LOAD VAR(13); ASTORE; 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12419</text:p>
          </table:table-cell>
          <table:table-cell office:value-type="float" office:value="152727" calcext:value-type="float">
            <text:p>1527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 I; *; ASTORE;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9424</text:p>
          </table:table-cell>
          <table:table-cell office:value-type="float" office:value="115895" calcext:value-type="float">
            <text:p>115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this; *; PUTFIELD OBJECT FIELD;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1496</text:p>
          </table:table-cell>
          <table:table-cell office:value-type="float" office:value="18397" calcext:value-type="float">
            <text:p>18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GIN; *; RETURN; 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9797</text:p>
          </table:table-cell>
          <table:table-cell office:value-type="float" office:value="120485" calcext:value-type="float">
            <text:p>1204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 I; *; ASTORE; DUP; CONST I;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0041</text:p>
          </table:table-cell>
          <table:table-cell office:value-type="float" office:value="508" calcext:value-type="float">
            <text:p>5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FNULL LABEL(0); *; IFNULL LABEL(0); </text:p>
          </table:table-cell>
          <table:table-cell table:number-columns-repeated="101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0186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F_CMPEQ LABEL(0); *; *; IF_CMPEQ LABEL(0); 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0139</text:p>
          </table:table-cell>
          <table:table-cell office:value-type="float" office:value="1530" calcext:value-type="float">
            <text:p>1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FEQ LABEL(0); *; *; IFEQ LABEL(0); </text:p>
          </table:table-cell>
          <table:table-cell table:number-columns-repeated="1017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2513</text:p>
          </table:table-cell>
          <table:table-cell office:value-type="float" office:value="30905" calcext:value-type="float">
            <text:p>30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OKE OBJECT(java/lang/StringBuilder) METHOD(append,(Ljava/lang/String;)Ljava/lang/StringBuilder;); *; INVOKE OBJECT(java/lang/StringBuilder) METHOD(append,(Ljava/lang/String;)Ljava/lang/StringBuilder;)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1477</text:p>
          </table:table-cell>
          <table:table-cell office:value-type="float" office:value="18164" calcext:value-type="float">
            <text:p>18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 I(0); *; ASTORE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0932</text:p>
          </table:table-cell>
          <table:table-cell office:value-type="float" office:value="11459" calcext:value-type="float">
            <text:p>11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 I(1); *; ASTORE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0030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 I(1); *; ADD;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0011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 I(0); *; ADD; 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.00526</text:p>
          </table:table-cell>
          <table:table-cell office:value-type="float" office:value="6465" calcext:value-type="float">
            <text:p>64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TORE; DUP; *; CONST D(0.0);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yhled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21"/>
        <table:table-column table:style-name="co10" table:number-columns-repeated="1013" table:default-cell-style-name="ce12"/>
        <table:table-row table:style-name="ro3"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wi</text:p>
          </table:table-cell>
          <table:table-cell table:style-name="ce6" office:value-type="string" calcext:value-type="string">
            <text:p>Procenta</text:p>
          </table:table-cell>
          <table:table-cell table:style-name="ce11" office:value-type="string" calcext:value-type="string">
            <text:p>Četnost</text:p>
          </table:table-cell>
          <table:table-cell table:style-name="ce11" office:value-type="string" calcext:value-type="string">
            <text:p>Délka</text:p>
          </table:table-cell>
          <table:table-cell table:style-name="ce25" office:value-type="string" calcext:value-type="string">
            <text:p>Původní</text:p>
          </table:table-cell>
          <table:table-cell table:style-name="ce15" office:value-type="string" calcext:value-type="string">
            <text:p>Optimální</text:p>
          </table:table-cell>
          <table:table-cell table:number-columns-repeated="2" table:style-name="ce28" office:value-type="string" calcext:value-type="string">
            <text:p>B</text:p>
          </table:table-cell>
          <table:table-cell table:style-name="ce11" office:value-type="string" calcext:value-type="string">
            <text:p>Poznámka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DUP; GETFIELD OBJECT(0) FIELD(0); PUTFIELD OBJECT(0) FIELD(0); 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bytečná operace, pokud členská proměnná patří stejnému objektu.</text:p>
          </table:table-cell>
          <table:table-cell table:number-columns-repeated="101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LOAD VAR(0); LOAD VAR(0); GETFIELD OBJECT(0) FIELD(0); PUTFIELD OBJECT(0) FIELD(0); 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iz. Předchozí případ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/>
          <table:table-cell table:style-name="ce14" table:number-columns-repeated="2"/>
          <table:table-cell table:style-name="ce18" office:value-type="string" calcext:value-type="string">
            <text:p>BEGIN; *; END;</text:p>
          </table:table-cell>
          <table:table-cell table:number-columns-repeated="3"/>
          <table:table-cell office:value-type="string" calcext:value-type="string">
            <text:p>Najít všechna typická těla metod.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ONST I(0); CONST I(1); OP;</text:p>
          </table:table-cell>
          <table:table-cell office:value-type="string" calcext:value-type="string">
            <text:p>CONST result;</text:p>
          </table:table-cell>
          <table:table-cell table:number-columns-repeated="2"/>
          <table:table-cell office:value-type="string" calcext:value-type="string">
            <text:p>Lze spočítat výsledek.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OAD VAR(0); LOAD VAR(0); SUB;</text:p>
          </table:table-cell>
          <table:table-cell office:value-type="string" calcext:value-type="string">
            <text:p>CONST 0;</text:p>
          </table:table-cell>
          <table:table-cell table:number-columns-repeated="2"/>
          <table:table-cell office:value-type="string" calcext:value-type="string">
            <text:p>Výsledek je nula.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6" office:value-type="string" calcext:value-type="string">
            <text:p>LOAD VAR(0); DUP; SUB;</text:p>
          </table:table-cell>
          <table:table-cell office:value-type="string" calcext:value-type="string">
            <text:p>CONST 0;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ONST I(0); LOAD VAR(0); OP;</text:p>
          </table:table-cell>
          <table:table-cell office:value-type="string" calcext:value-type="string">
            <text:p>CONST result;</text:p>
          </table:table-cell>
          <table:table-cell table:number-columns-repeated="2"/>
          <table:table-cell office:value-type="string" calcext:value-type="string">
            <text:p>Lze někdy spočítat výsledek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OAD VAR(0); CONST I(0); ADD; STORE VAR(0);</text:p>
          </table:table-cell>
          <table:table-cell office:value-type="string" calcext:value-type="string">
            <text:p>INC VAR(0) I(0);</text:p>
          </table:table-cell>
          <table:table-cell table:number-columns-repeated="2"/>
          <table:table-cell office:value-type="string" calcext:value-type="string">
            <text:p>Někdy lze zjednodušit.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.*null.*NULL</text:p>
          </table:table-cell>
          <table:table-cell table:number-columns-repeated="101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ONST I(0); CONST I(0); IF_test LABEL(0);</text:p>
          </table:table-cell>
          <table:table-cell table:number-columns-repeated="3"/>
          <table:table-cell office:value-type="string" calcext:value-type="string">
            <text:p>Známe výsledek testu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OAD VAR(0); LOAD VAR(0); IF_rovnost LABEL(0);</text:p>
          </table:table-cell>
          <table:table-cell table:number-columns-repeated="3"/>
          <table:table-cell office:value-type="string" calcext:value-type="string">
            <text:p>Rovnost dvou stejných proměnných lze rozhodnout.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2t</text:p>
          </table:table-cell>
          <table:table-cell table:style-name="ce12" table:number-columns-repeated="3"/>
          <table:table-cell office:value-type="string" calcext:value-type="string">
            <text:p>Lze najít zbytečné konverze hodnot?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INC VAR(0) 0;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nkrementace o 0 je zbytečná operace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inicializace pole, kde se konstanty liší o 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onkatenace řetězcových konstant</text:p>
          </table:table-cell>
          <table:table-cell table:number-columns-repeated="101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IF_test LABEL(0); GOTO LABEL(0); LABEL(0);</text:p>
          </table:table-cell>
          <table:table-cell table:number-columns-repeated="3"/>
          <table:table-cell office:value-type="string" calcext:value-type="string">
            <text:p>Prázdná těla bloků.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ONST I(0); SWITCH …;</text:p>
          </table:table-cell>
          <table:table-cell table:number-columns-repeated="3"/>
          <table:table-cell office:value-type="string" calcext:value-type="string">
            <text:p>Lze zjistit, který blok se vykoná.</text:p>
          </table:table-cell>
          <table:table-cell table:number-columns-repeated="10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ráce s lokálními proměnnými před RETURN;</text:p>
          </table:table-cell>
          <table:table-cell table:number-columns-repeated="3"/>
          <table:table-cell office:value-type="string" calcext:value-type="string">
            <text:p>Zahodit, když metoda nic nevrací.</text:p>
          </table:table-cell>
          <table:table-cell table:number-columns-repeated="1013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okud metoda vrací pouze konstantu, lze ji nahradit touto onsantou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ABEL(0); GOTO LABEL(1); <text:s/></text:p>
          </table:table-cell>
          <table:table-cell office:value-type="string" calcext:value-type="string">
            <text:p>GOTO LABEL(1);</text:p>
          </table:table-cell>
          <table:table-cell table:number-columns-repeated="2"/>
          <table:table-cell office:value-type="string" calcext:value-type="string">
            <text:p>Zbytečný skok navíc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ráce s konstantami – použít existující a přetypování?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OAD VAR(0); POP;</text:p>
          </table:table-cell>
          <table:table-cell table:number-columns-repeated="101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CONST I(0); STORE VAR(0); CONST I(1); STORE VAR(0); </text:p>
          </table:table-cell>
          <table:table-cell table:number-columns-repeated="3"/>
          <table:table-cell office:value-type="string" calcext:value-type="string">
            <text:p>Předchozí inicializaci můžeme vynechat.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6" office:value-type="string" calcext:value-type="string">
            <text:p>NullPointerException.*ATHROW</text:p>
          </table:table-cell>
          <table:table-cell office:value-type="string" calcext:value-type="string">
            <text:p>CONST null; ATHROW;</text:p>
          </table:table-cell>
          <table:table-cell table:number-columns-repeated="2"/>
          <table:table-cell office:value-type="string" calcext:value-type="string">
            <text:p>If objectref is null , athrow throws a NullPointerException instead of objectref.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7" office:value-type="string" calcext:value-type="string">
            <text:p>GOTO LABEL(0); .*;LABEL(0); RETURN;</text:p>
          </table:table-cell>
          <table:table-cell office:value-type="string" calcext:value-type="string">
            <text:p>RETURN;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Nepodmíněný skok na return, který nic nevrací, lze nahradit přímo instrukcí return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LOAD VAR(0); LOAD VAR(1); LOAD VAR(0);</text:p>
          </table:table-cell>
          <table:table-cell office:value-type="string" calcext:value-type="string">
            <text:p>LOAD VAR(1); LOAD VAR(0); DUP_X1;</text:p>
          </table:table-cell>
          <table:table-cell table:number-columns-repeated="2"/>
          <table:table-cell office:value-type="string" calcext:value-type="string">
            <text:p>Podmínka: VAR(0) a VAR(1) jsou typu o délce 1. Poznámka: tento vzor existuje v mnoha dalších variantách pro konstanty, členské proměnné, …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2); LOAD VAR(0);</text:p>
          </table:table-cell>
          <table:table-cell office:value-type="string" calcext:value-type="string">
            <text:p>LOAD VAR(1); LOAD VAR(2); LOAD VAR(0); DUP_X2;</text:p>
          </table:table-cell>
          <table:table-cell table:number-columns-repeated="2"/>
          <table:table-cell office:value-type="string" calcext:value-type="string">
            <text:p>Podmínka: VAR(0), VAR(1),VAR(2) jsou typu o délce 1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0);</text:p>
          </table:table-cell>
          <table:table-cell office:value-type="string" calcext:value-type="string">
            <text:p>LOAD VAR(1); LOAD VAR(0); DUP_X2;</text:p>
          </table:table-cell>
          <table:table-cell table:number-columns-repeated="2"/>
          <table:table-cell office:value-type="string" calcext:value-type="string">
            <text:p>Podmínka: VAR(0) je typu o délce 1, VAR(1) je typu o délce 2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0); LOAD VAR(1);</text:p>
          </table:table-cell>
          <table:table-cell office:value-type="string" calcext:value-type="string">
            <text:p>LOAD VAR(0); LOAD VAR(1); DUP2;</text:p>
          </table:table-cell>
          <table:table-cell table:number-columns-repeated="2"/>
          <table:table-cell office:value-type="string" calcext:value-type="string">
            <text:p>Podmínka: VAR(0) a VAR(1) jsou typu o délce 1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LOAD VAR(0); LOAD VAR(0);</text:p>
          </table:table-cell>
          <table:table-cell office:value-type="string" calcext:value-type="string">
            <text:p>LOAD VAR(0); DUP2;</text:p>
          </table:table-cell>
          <table:table-cell table:number-columns-repeated="2"/>
          <table:table-cell office:value-type="string" calcext:value-type="string">
            <text:p>Podmínka: VAR(0) je typu o délce 2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LOAD VAR(0); LOAD VAR(0);</text:p>
          </table:table-cell>
          <table:table-cell office:value-type="string" calcext:value-type="string">
            <text:p>LOAD VAR(0); DUP;</text:p>
          </table:table-cell>
          <table:table-cell table:number-columns-repeated="2"/>
          <table:table-cell office:value-type="string" calcext:value-type="string">
            <text:p>Podmínka: VAR(0) je typu o délce 1.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2); LOAD VAR(0); LOAD VAR(1);</text:p>
          </table:table-cell>
          <table:table-cell office:value-type="string" calcext:value-type="string">
            <text:p>LOAD VAR(2); LOAD VAR(0); LOAD VAR(1); DUP2_X1;</text:p>
          </table:table-cell>
          <table:table-cell table:number-columns-repeated="2"/>
          <table:table-cell office:value-type="string" calcext:value-type="string">
            <text:p>Podmínka: VAR(0), VAR(1),VAR(2) jsou typu o délce 1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0);</text:p>
          </table:table-cell>
          <table:table-cell office:value-type="string" calcext:value-type="string">
            <text:p>LOAD VAR(1); LOAD VAR(0); DUP2_X1;</text:p>
          </table:table-cell>
          <table:table-cell table:number-columns-repeated="2"/>
          <table:table-cell office:value-type="string" calcext:value-type="string">
            <text:p>Podmínka: VAR(0) je typu o délce 2, VAR(1) je typu o délce 1</text:p>
          </table:table-cell>
          <table:table-cell table:number-columns-repeated="1013"/>
        </table:table-row>
        <table:table-row table:style-name="ro5">
          <table:table-cell table:number-columns-repeated="6"/>
          <table:table-cell office:value-type="string" calcext:value-type="string">
            <text:p>LOAD VAR(0); LOAD VAR(1); LOAD VAR(2); LOAD VAR(3); LOAD VAR(0); LOAD VAR(1);</text:p>
          </table:table-cell>
          <table:table-cell office:value-type="string" calcext:value-type="string">
            <text:p>LOAD VAR(2); LOAD VAR(3); LOAD VAR(0); LOAD VAR(1); DUP2_X2</text:p>
          </table:table-cell>
          <table:table-cell table:number-columns-repeated="2"/>
          <table:table-cell office:value-type="string" calcext:value-type="string">
            <text:p>Podmínka: VAR(0), VAR(1),VAR(2), VAR(3) jsou typu o délce 1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2); LOAD VAR(0);</text:p>
          </table:table-cell>
          <table:table-cell office:value-type="string" calcext:value-type="string">
            <text:p>LOAD VAR(1); LOAD VAR(2); LOAD VAR(0); DUP2_X2;</text:p>
          </table:table-cell>
          <table:table-cell table:number-columns-repeated="2"/>
          <table:table-cell office:value-type="string" calcext:value-type="string">
            <text:p>Podmínka: VAR(0) je typu o délce 2, VAR(1), VAR(2) <text:s/>jsou <text:s/>typu o délce 1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2); LOAD VAR(0); LOAD VAR(1);</text:p>
          </table:table-cell>
          <table:table-cell office:value-type="string" calcext:value-type="string">
            <text:p>LOAD VAR(2); LOAD VAR(0); LOAD VAR(1); DUP2_X1;</text:p>
          </table:table-cell>
          <table:table-cell table:number-columns-repeated="2"/>
          <table:table-cell office:value-type="string" calcext:value-type="string">
            <text:p>Podmínka: VAR(0), VAR(1) <text:s/>jsou <text:s/>typu o délce 2, <text:s/>VAR(2) <text:s/>je <text:s/>typu o délce 1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LOAD VAR(0); LOAD VAR(1); LOAD VAR(0);</text:p>
          </table:table-cell>
          <table:table-cell office:value-type="string" calcext:value-type="string">
            <text:p>LOAD VAR(1); LOAD VAR(0); DUP2_X2;</text:p>
          </table:table-cell>
          <table:table-cell table:number-columns-repeated="2"/>
          <table:table-cell office:value-type="string" calcext:value-type="string">
            <text:p>Podmínka: VAR(0) a VAR(1) jsou typu o délce 2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CONST null; CHECKCAST;</text:p>
          </table:table-cell>
          <table:table-cell office:value-type="string" calcext:value-type="string">
            <text:p>CONST null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erace checkcast nic neprovede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DCMPop</text:p>
          </table:table-cell>
          <table:table-cell table:number-columns-repeated="3"/>
          <table:table-cell office:value-type="string" calcext:value-type="string">
            <text:p>Porovnání stejných double hodnot/porovnáníkonstant/…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x2y; y2x;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ze vynechat, pokud typ x má menší počet bajtů než typ y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ldc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lookupswitch pad default n v0 l0 v1 l0 …</text:p>
          </table:table-cell>
          <table:table-cell table:number-columns-repeated="3"/>
          <table:table-cell office:value-type="string" calcext:value-type="string">
            <text:p>Pad má 0-3B, ostatní položky 4B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multianewarray type 1</text:p>
          </table:table-cell>
          <table:table-cell office:value-type="string" calcext:value-type="string">
            <text:p>anewarray ty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ytváření pole objektů o dimenzi 1.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op;pop;</text:p>
          </table:table-cell>
          <table:table-cell office:value-type="string" calcext:value-type="string">
            <text:p>pop2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op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STORE VAR(0); STORE VAR(1); LOAD VAR(0); LOAD VAR(1);</text:p>
          </table:table-cell>
          <table:table-cell office:value-type="string" calcext:value-type="string">
            <text:p>SWAP;</text:p>
          </table:table-cell>
          <table:table-cell table:number-columns-repeated="2"/>
          <table:table-cell office:value-type="string" calcext:value-type="string">
            <text:p>Podmínka: VAR(0) a VAR(1) jsou typu o délce 1</text:p>
          </table:table-cell>
          <table:table-cell table:number-columns-repeated="1013"/>
        </table:table-row>
        <table:table-row table:style-name="ro4">
          <table:table-cell table:number-columns-repeated="6"/>
          <table:table-cell office:value-type="string" calcext:value-type="string">
            <text:p>tableswitch pad default low high l0 l1 l2 …</text:p>
          </table:table-cell>
          <table:table-cell table:number-columns-repeated="3"/>
          <table:table-cell office:value-type="string" calcext:value-type="string">
            <text:p>Pad má 0-3B, ostatní položky 4B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CONST S(„“); appen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ásobení a dělení dvěma</text:p>
          </table:table-cell>
          <table:table-cell office:value-type="string" calcext:value-type="string">
            <text:p>posu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ícenásobný vstup do monitoru?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WAP; ADD;</text:p>
          </table:table-cell>
          <table:table-cell table:number-columns-repeated="3"/>
          <table:table-cell office:value-type="string" calcext:value-type="string">
            <text:p>Zbytečné u komutativní operace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CONST; CONST; SWAP;</text:p>
          </table:table-cell>
          <table:table-cell office:value-type="string" calcext:value-type="string">
            <text:p>CONST(1); CONST(0);</text:p>
          </table:table-cell>
          <table:table-cell table:number-columns-repeated="2"/>
          <table:table-cell office:value-type="string" calcext:value-type="string">
            <text:p>Prohazovat konstanty je zbytečné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LOAD VAR; LOAD VAR; SWAP;</text:p>
          </table:table-cell>
          <table:table-cell office:value-type="string" calcext:value-type="string">
            <text:p>LOAD VAR(1); LOAD VAR(0);</text:p>
          </table:table-cell>
          <table:table-cell table:number-columns-repeated="2"/>
          <table:table-cell office:value-type="string" calcext:value-type="string">
            <text:p>Prohazování je zbytečné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tringBuilder append</text:p>
          </table:table-cell>
          <table:table-cell table:number-columns-repeated="3"/>
          <table:table-cell office:value-type="string" calcext:value-type="string">
            <text:p>První hodnotu v řetězci lze vložit pomocí konstruktoru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mrtvý kó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zahozená vypočítaná hodnota</text:p>
          </table:table-cell>
          <table:table-cell table:number-columns-repeated="1017"/>
        </table:table-row>
        <table:table-row table:style-name="ro12">
          <table:table-cell table:number-columns-repeated="6"/>
          <table:table-cell office:value-type="string" calcext:value-type="string">
            <text:p>přidělení hodnoty proměnné, která se již nepoužij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ocal common subexpressi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mputation simplific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eephole optimalizace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algebraic simplification and reduc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Use of machine idiom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low of control optimization.</text:p>
          </table:table-cell>
          <table:table-cell table:number-columns-repeated="1017"/>
        </table:table-row>
        <table:table-row table:style-name="ro12">
          <table:table-cell table:number-columns-repeated="6"/>
          <table:table-cell office:value-type="string" calcext:value-type="string">
            <text:p>Eliminating redundant loads and stores</text:p>
          </table:table-cell>
          <table:table-cell table:number-columns-repeated="1017"/>
        </table:table-row>
        <table:table-row table:style-name="ro13">
          <table:table-cell table:number-columns-repeated="6"/>
          <table:table-cell office:value-type="string" calcext:value-type="string">
            <text:p>GOTO LABEL; .*; LABEL</text:p>
          </table:table-cell>
          <table:table-cell office:value-type="string" calcext:value-type="string">
            <text:p>GOTO LABEL;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iminating Unreadable Code <text:s/>= všechny instrukce mezi nepodmíněným skokem a prvním labelem lze smazat</text:p>
          </table:table-cell>
          <table:table-cell table:number-columns-repeated="1013"/>
        </table:table-row>
        <table:table-row table:style-name="ro6">
          <table:table-cell table:number-columns-repeated="6"/>
          <table:table-cell office:value-type="string" calcext:value-type="string">
            <text:p>IF LABEL(0); GOTO LABEL(1); LABEL(0); &lt;instrukce0&gt;; LABEL(1); &lt;instrukce1&gt;</text:p>
          </table:table-cell>
          <table:table-cell office:value-type="string" calcext:value-type="string">
            <text:p>IFNOT LABEL(1); &lt;instrukce0&gt;; LABEL(1); &lt;instrukce1&gt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w of control optimization = jump over jump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Copy propag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Dead code elimin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nstant propag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nline metody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oop unrolling</text:p>
          </table:table-cell>
          <table:table-cell table:number-columns-repeated="3"/>
          <table:table-cell office:value-type="string" calcext:value-type="string">
            <text:p>Jen někdy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Optimalizace boolean výrazů</text:p>
          </table:table-cell>
          <table:table-cell table:number-columns-repeated="1017"/>
        </table:table-row>
        <table:table-row table:style-name="ro12">
          <table:table-cell table:number-columns-repeated="6"/>
          <table:table-cell office:value-type="string" calcext:value-type="string">
            <text:p>Detekce proměnných, které se tváří jako konstanty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řesunutí bloku instrukcí z větví</text:p>
          </table:table-cell>
          <table:table-cell table:number-columns-repeated="1017"/>
        </table:table-row>
        <table:table-row table:style-name="ro14">
          <table:table-cell table:number-columns-repeated="6"/>
          <table:table-cell office:value-type="string" calcext:value-type="string">
            <text:p>Prozkoumat všechny vzory pro všechny možné varianty hodnot: proměnné, členské proměnné, konstanty, ..</text:p>
          </table:table-cell>
          <table:table-cell table:number-columns-repeated="1017"/>
        </table:table-row>
        <table:table-row table:style-name="ro12">
          <table:table-cell table:number-columns-repeated="6"/>
          <table:table-cell office:value-type="string" calcext:value-type="string">
            <text:p>Porovnávání int s nulou, lze použít vhodnější instrukci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TURN; .*; LABEL(0);</text:p>
          </table:table-cell>
          <table:table-cell office:value-type="string" calcext:value-type="string">
            <text:p>RETURN; LABEL(0);</text:p>
          </table:table-cell>
          <table:table-cell table:number-columns-repeated="1016"/>
        </table:table-row>
        <table:table-row table:style-name="ro15">
          <table:table-cell table:number-columns-repeated="6"/>
          <table:table-cell office:value-type="string" calcext:value-type="string">
            <text:p>LOOKUPSWITCH pad default npairs </text:p>
            <text:p>v0 l0 </text:p>
            <text:p>v1 l1 </text:p>
            <text:p>… </text:p>
          </table:table-cell>
          <table:table-cell table:style-name="ce18" office:value-type="string" calcext:value-type="string">
            <text:p>DUP; CONST v0; IF_ICMPEQ l0; </text:p>
            <text:p>DUP; CONST v1; IF_ICMPEQ l1; </text:p>
            <text:p>… </text:p>
            <text:p>GOTO default; </text:p>
          </table:table-cell>
          <table:table-cell table:number-columns-repeated="2"/>
          <table:table-cell office:value-type="string" calcext:value-type="string">
            <text:p>Lookupswitch:  1 + 3? + 4 +  4 + 8*(npairs) = 25 + 3?</text:p>
            <text:p>If min: (1+1+3)*npairs + 1 = 11</text:p>
            <text:p>If max: (1+3+3)*npairs + 1 = 15</text:p>
          </table:table-cell>
          <table:table-cell table:number-columns-repeated="101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 number:grouping="true"/>
    </number:number-style>
    <number:number-style style:name="N111">
      <number:number number:decimal-places="3" number:min-integer-digits="1" number:grouping="true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.00.0000</text:date>, <text:time style:data-style-name="N2" text:time-value="19:27:38.27104253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6-04-13T13:45:13.801796285</meta:creation-date>
    <meta:generator>LibreOffice/4.4.3.2$Linux_X86_64 LibreOffice_project/40m0$Build-2</meta:generator>
    <dc:date>2016-04-15T21:17:14.883361462</dc:date>
    <dc:creator>vendy </dc:creator>
    <meta:editing-duration>PT12H59M8S</meta:editing-duration>
    <meta:editing-cycles>108</meta:editing-cycles>
    <meta:document-statistic meta:table-count="2" meta:cell-count="816" meta:object-count="0"/>
  </office:meta>
</office:document-meta>
</file>